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3425in"/>
    </style:style>
    <style:style style:name="co6" style:family="table-column">
      <style:table-column-properties fo:break-before="auto" style:column-width="1.4791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ie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>
            <text:p>Association</text:p>
          </table:table-cell>
          <table:table-cell table:style-name="ce3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erver</text:p>
          </table:table-cell>
          <table:table-cell table:style-name="ce4" office:value-type="float" office:value="1">
            <office:annotation draw:style-name="gr1" draw:text-style-name="P1" svg:width="1.1413in" svg:height="0.5457in" svg:x="2.0252in" svg:y="0.0583in" draw:caption-point-x="-0.1031in" draw:caption-point-y="0.1213in">
              <dc:creator>LS</dc:creator>
              <dc:date>2018-02-04T00:00:00</dc:date>
              <text:p text:style-name="P1"><text:span text:style-name="T1">515:5-24: _Server</text:span></text:p>
              <text:p text:style-name="P1"><text:span text:style-name="T1"/></text:p>
            </office:annotation>
            <text:p>1</text:p>
          </table:table-cell>
          <table:table-cell table:style-name="ce4" office:value-type="float" office:value="2">
            <office:annotation draw:style-name="gr2" draw:text-style-name="P1" svg:width="1.1413in" svg:height="0.7012in" svg:x="3.5921in" svg:y="0in" draw:caption-point-x="-0.2402in" draw:caption-point-y="0.1795in">
              <dc:creator>LS</dc:creator>
              <dc:date>2018-02-04T00:00:00</dc:date>
              <text:p text:style-name="P1"><text:span text:style-name="T1">514:15-20: _Server</text:span></text:p>
              <text:p text:style-name="P1"><text:span text:style-name="T1">515:19-24: _Server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Socket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Namespace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string">
            <text:p>Src Final Line:</text:p>
          </table:table-cell>
          <table:table-cell office:value-type="float" office:value="752">
            <text:p>752</text:p>
          </table:table-cell>
          <table:table-cell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mespace" table:style-name="ta1" table:print="false">
        <table:table-column table:style-name="co2" table:default-cell-style-name="ce1"/>
        <table:table-column table:style-name="co2" table:default-cell-style-name="ce4"/>
        <table:table-column table:style-name="co4" table:default-cell-style-name="ce4"/>
        <table:table-row table:style-name="ro2">
          <table:table-cell/>
          <table:table-cell table:style-name="ce3" office:value-type="string">
            <text:p>Association</text:p>
          </table:table-cell>
          <table:table-cell table:style-name="ce3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erver</text:p>
          </table:table-cell>
          <table:table-cell office:value-type="float" office:value="1">
            <office:annotation draw:style-name="gr3" draw:text-style-name="P1" svg:width="1.1413in" svg:height="0.3902in" svg:x="2.0142in" svg:y="0in" draw:caption-point-x="-0.2402in" draw:caption-point-y="0.187in">
              <dc:creator>LS</dc:creator>
              <dc:date>2018-02-12T00:00:00</dc:date>
              <text:p text:style-name="P1">805:5-24: _Server</text:p>
            </office:annotation>
            <text:p>1</text:p>
          </table:table-cell>
          <table:table-cell office:value-type="float" office:value="2">
            <office:annotation draw:style-name="gr3" draw:text-style-name="P1" svg:width="1.1413in" svg:height="0.7012in" svg:x="3.5575in" svg:y="0.0354in" draw:caption-point-x="-0.4571in" draw:caption-point-y="0.1516in">
              <dc:creator>LS</dc:creator>
              <dc:date>2018-02-12T00:00:00</dc:date>
              <text:p text:style-name="P1">802:15-20: _Server</text:p>
              <text:p text:style-name="P1">805:19-24: _Server</text:p>
            </office:annotation>
            <text:p>2</text:p>
          </table:table-cell>
        </table:table-row>
        <table:table-row table:style-name="ro2">
          <table:table-cell table:style-name="ce2" office:value-type="string">
            <text:p>Socket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4" draw:text-style-name="P1" svg:width="1.1413in" svg:height="3.0339in" svg:x="3.2835in" svg:y="0.0591in" draw:caption-point-x="-0.1831in" draw:caption-point-y="0.3039in">
              <dc:creator>LS</dc:creator>
              <dc:date>2018-02-12T00:00:00</dc:date>
              <text:p text:style-name="P1">socketio-flow.js:849:7-12: Socket</text:p>
              <text:p text:style-name="P1">socketio-flow.js:854:14-19: Socket</text:p>
              <text:p text:style-name="P1">socketio-flow.js:892:9-14: Socket</text:p>
              <text:p text:style-name="P1">socketio-flow.js:892:18-48: Socket</text:p>
              <text:p text:style-name="P1">socketio-flow.js:892:22-27: [class: Socket]</text:p>
              <text:p text:style-name="P1">socketio-flow.js:894:14-19: Socket</text:p>
            </office:annotation>
            <text:p>6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style-name="Default" office:value-type="float" office:value="753">
            <text:p>753</text:p>
          </table:table-cell>
          <table:table-cell table:style-name="Default"/>
        </table:table-row>
        <table:table-row table:style-name="ro2">
          <table:table-cell office:value-type="string">
            <text:p>Src Final Line:</text:p>
          </table:table-cell>
          <table:table-cell table:style-name="Default" office:value-type="float" office:value="1037">
            <text:p>1037</text:p>
          </table:table-cell>
          <table:table-cell table:style-name="Default"/>
        </table:table-row>
      </table:table>
      <table:table table:name="Server" table:style-name="ta1" table:print="false">
        <table:table-column table:style-name="co2" table:default-cell-style-name="ce1"/>
        <table:table-column table:style-name="co2" table:default-cell-style-name="ce4"/>
        <table:table-column table:style-name="co2" table:default-cell-style-name="Default"/>
        <table:table-row table:style-name="ro2">
          <table:table-cell/>
          <table:table-cell table:style-name="ce3" office:value-type="string">
            <text:p>Association</text:p>
          </table:table-cell>
          <table:table-cell table:style-name="ce3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Namespace</text:p>
          </table:table-cell>
          <table:table-cell office:value-type="float" office:value="1">
            <office:annotation draw:style-name="gr1" draw:text-style-name="P1" svg:width="1.1413in" svg:height="0.5457in" svg:x="2.0142in" svg:y="0in" draw:caption-point-x="-0.2402in" draw:caption-point-y="0.187in">
              <dc:creator>LS</dc:creator>
              <dc:date>2018-02-12T00:00:00</dc:date>
              <text:p text:style-name="P1">socketio-flow.js:1095:5-31: Namespace</text:p>
            </office:annotation>
            <text:p>1</text:p>
          </table:table-cell>
          <table:table-cell table:style-name="ce4" office:value-type="float" office:value="10">
            <office:annotation draw:style-name="gr5" draw:text-style-name="P1" svg:width="1.1413in" svg:height="5.0555in" svg:x="2.9031in" svg:y="0in" draw:caption-point-x="-0.2402in" draw:caption-point-y="0.187in">
              <dc:creator>LS</dc:creator>
              <dc:date>2018-02-12T00:00:00</dc:date>
              <text:p text:style-name="P1">socketio-flow.js:1095:20-31: Namespace</text:p>
              <text:p text:style-name="P1">socketio-flow.js:1366:9-11: Namespace</text:p>
              <text:p text:style-name="P1">socketio-flow.js:1369:7-37: Namespace</text:p>
              <text:p text:style-name="P1">socketio-flow.js:1369:13-37: Namespace</text:p>
              <text:p text:style-name="P1">socketio-flow.js:1369:17-25: [class: Namespace]</text:p>
              <text:p text:style-name="P1">socketio-flow.js:1370:7-27: Namespace</text:p>
              <text:p text:style-name="P1">socketio-flow.js:1370:25-27: Namespace</text:p>
              <text:p text:style-name="P1">socketio-flow.js:1372:13-15: Namespace</text:p>
              <text:p text:style-name="P1">socketio-flow.js:1373:12-14: Namespace</text:p>
              <text:p text:style-name="P1">socketio-flow.js:1414:1-9: [class: Namespace]</text:p>
            </office:annotation>
            <text:p>10</text:p>
          </table:table-cell>
        </table:table-row>
        <table:table-row table:style-name="ro2">
          <table:table-cell table:style-name="ce2" office:value-type="string">
            <text:p>Socket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office:annotation draw:style-name="gr6" draw:text-style-name="P1" svg:width="1.1413in" svg:height="1.9453in" svg:x="2.9031in" svg:y="0.1906in" draw:caption-point-x="-0.2402in" draw:caption-point-y="0.3555in">
              <dc:creator>LS</dc:creator>
              <dc:date>2018-02-12T00:00:00</dc:date>
              <text:p text:style-name="P1">socketio-flow.js:1350:9-14: Client</text:p>
              <text:p text:style-name="P1">socketio-flow.js:1350:18-39: Client</text:p>
              <text:p text:style-name="P1">socketio-flow.js:1350:22-27: [class: Client]</text:p>
              <text:p text:style-name="P1">socketio-flow.js:1351:5-10: Client</text:p>
            </office:annotation>
            <text:p>4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office:value-type="string">
            <text:p>Src Initial Line:</text:p>
          </table:table-cell>
          <table:table-cell table:style-name="Default" office:value-type="float" office:value="1038">
            <text:p>1038</text:p>
          </table:table-cell>
          <table:table-cell/>
        </table:table-row>
        <table:table-row table:style-name="ro2">
          <table:table-cell office:value-type="string">
            <text:p>Src Final Line:</text:p>
          </table:table-cell>
          <table:table-cell table:style-name="Default" office:value-type="float" office:value="1445">
            <text:p>1445</text:p>
          </table:table-cell>
          <table:table-cell/>
        </table:table-row>
      </table:table>
      <table:table table:name="Socket" table:style-name="ta1" table:print="false">
        <table:table-column table:style-name="co2" table:default-cell-style-name="ce1"/>
        <table:table-column table:style-name="co2" table:default-cell-style-name="ce4"/>
        <table:table-column table:style-name="co5" table:default-cell-style-name="ce4"/>
        <table:table-row table:style-name="ro2">
          <table:table-cell/>
          <table:table-cell table:style-name="ce3" office:value-type="string">
            <text:p>Association</text:p>
          </table:table-cell>
          <table:table-cell table:style-name="ce3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er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Namespace</text:p>
          </table:table-cell>
          <table:table-cell office:value-type="float" office:value="1">
            <office:annotation draw:style-name="gr4" draw:text-style-name="P1" svg:width="1.1413in" svg:height="0.5457in" svg:x="2.0142in" svg:y="0in" draw:caption-point-x="-0.2402in" draw:caption-point-y="0.539in">
              <dc:creator>LS</dc:creator>
              <dc:date>2018-02-12T00:00:00</dc:date>
              <text:p text:style-name="P1">socketio-flow.js:59:5-18: Namespace</text:p>
            </office:annotation>
            <text:p>1</text:p>
          </table:table-cell>
          <table:table-cell office:value-type="float" office:value="5">
            <office:annotation office:display="true" draw:style-name="gr1" draw:text-style-name="P1" svg:width="1.1413in" svg:height="2.4118in" svg:x="3.3516in" svg:y="0in" draw:caption-point-x="-0.2402in" draw:caption-point-y="0.5386in">
              <dc:creator>LS</dc:creator>
              <dc:date>2018-02-12T00:00:00</dc:date>
              <text:p text:style-name="P1">socketio-flow.js:57:15-17: Namespace</text:p>
              <text:p text:style-name="P1">socketio-flow.js:59:16-18: Namespace</text:p>
              <text:p text:style-name="P1">socketio-flow.js:60:19-21: Namespace</text:p>
              <text:p text:style-name="P1">socketio-flow.js:61:20-27: Namespace</text:p>
              <text:p text:style-name="P1">socketio-flow.js:62:15-17: Namespace</text:p>
            </office:annotation>
            <text:p>5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Src Final Line:</text:p>
          </table:table-cell>
          <table:table-cell table:style-name="Default" office:value-type="float" office:value="491">
            <text:p>491</text:p>
          </table:table-cell>
          <table:table-cell table:style-name="Default"/>
        </table:table-row>
      </table:table>
      <table:table table:name="TOTAL" table:style-name="ta1" table:print="false">
        <table:table-column table:style-name="co6" table:default-cell-style-name="ce6"/>
        <table:table-column table:style-name="co2" table:default-cell-style-name="Default"/>
        <table:table-row table:style-name="ro3">
          <table:table-cell office:value-type="string">
            <text:p>Associations:</text:p>
          </table:table-cell>
          <table:table-cell table:formula="of:=SUM([$Client.B2:$Client.B4])+SUM([$Namespace.B2:$Namespace.B4])+SUM([$Server.B2:$Server.B4])+SUM([$Socket.B2:$Socket.B4])" office:value-type="float" office:value="4">
            <text:p>4</text:p>
          </table:table-cell>
        </table:table-row>
        <table:table-row table:style-name="ro2">
          <table:table-cell office:value-type="string">
            <text:p>“uses” dependencies:</text:p>
          </table:table-cell>
          <table:table-cell table:formula="of:=SUM([$Client.C2:$Client.C4])+SUM([$Namespace.C2:$Namespace.C4])+SUM([$Server.C2:$Server.C4])+SUM([$Socket.C2:$Socket.C4])" office:value-type="float" office:value="29">
            <text:p>29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f:=SUM([.B1:.B2])" office:value-type="float" office:value="33">
            <text:p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17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2-12T17:00:09</dc:date>
    <dc:creator>Leonardo Silva</dc:creator>
    <meta:editing-duration>PT1H6M27S</meta:editing-duration>
    <meta:editing-cycles>4</meta:editing-cycles>
    <meta:generator>OpenOffice/4.1.3$Unix OpenOffice.org_project/413m1$Build-9783</meta:generator>
    <meta:document-statistic meta:table-count="5" meta:cell-count="66" meta:object-count="0"/>
  </office:meta>
</office:document-meta>
</file>